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nos2" svg:font-family="Tinos"/>
    <style:font-face style:name="sans-serif" svg:font-family="sans-serif"/>
    <style:font-face style:name="DejaVu Sans1" svg:font-family="'DejaVu Sans'" style:font-family-generic="swiss"/>
    <style:font-face style:name="Tinos1" svg:font-family="Tinos" style:font-pitch="variable"/>
    <style:font-face style:name="padmaa-Bold.1.1" svg:font-family="padmaa-Bold.1.1" style:font-pitch="variable"/>
    <style:font-face style:name="Noto Serif CJK KR Black" svg:font-family="'Noto Serif CJK KR Black'" style:font-family-generic="roman" style:font-pitch="variable"/>
    <style:font-face style:name="Noto Serif CJK KR Black1" svg:font-family="'Noto Serif CJK KR Black'" style:font-adornments="Black"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style:font-name="Tinos1"/>
    </style:style>
    <style:style style:name="P3" style:family="paragraph" style:parent-style-name="Standard">
      <style:paragraph-properties fo:text-align="center" style:justify-single-word="false"/>
      <style:text-properties style:font-name="Tinos1" fo:font-size="11pt" style:font-size-asian="11pt" style:font-size-complex="11pt"/>
    </style:style>
    <style:style style:name="P4" style:family="paragraph" style:parent-style-name="Standard">
      <style:text-properties style:font-name="padmaa-Bold.1.1" fo:font-size="12pt" style:font-size-asian="12pt" style:font-size-complex="12pt"/>
    </style:style>
    <style:style style:name="P5" style:family="paragraph" style:parent-style-name="Standard">
      <style:paragraph-properties fo:text-align="center" style:justify-single-word="false"/>
      <style:text-properties style:font-name="Noto Serif CJK KR Black1" fo:font-size="13pt" style:font-size-asian="13pt" style:font-size-complex="13pt"/>
    </style:style>
    <style:style style:name="P6" style:family="paragraph" style:parent-style-name="Standard">
      <style:text-properties fo:font-size="11pt" style:font-size-asian="11pt" style:font-size-complex="11pt"/>
    </style:style>
    <style:style style:name="P7" style:family="paragraph" style:parent-style-name="Standard" style:list-style-name="L1">
      <style:text-properties fo:font-size="11pt" style:font-size-asian="11pt" style:font-size-complex="11pt"/>
    </style:style>
    <style:style style:name="P8" style:family="paragraph" style:parent-style-name="Standard">
      <style:text-properties style:font-name="padmaa-Bold.1.1" fo:font-size="12pt" style:font-size-asian="12pt" style:font-size-complex="12pt"/>
    </style:style>
    <style:style style:name="T1" style:family="text">
      <style:text-properties fo:font-variant="normal" fo:text-transform="none" fo:color="#202122" fo:letter-spacing="normal" fo:font-style="normal" style:text-underline-style="none" fo:font-weight="normal" style:font-style-asian="normal" style:font-weight-asian="normal" style:font-style-complex="normal" style:font-weight-complex="normal"/>
    </style:style>
    <style:style style:name="T2" style:family="text">
      <style:text-properties fo:font-variant="normal" fo:text-transform="none" fo:color="#202122" style:font-name="Tinos1" fo:letter-spacing="normal" fo:font-style="normal" style:text-underline-style="none" fo:font-weight="normal" style:font-style-asian="normal" style:font-weight-asian="normal" style:font-style-complex="normal" style:font-weight-complex="normal"/>
    </style:style>
    <style:style style:name="T3" style:family="text">
      <style:text-properties fo:font-variant="normal" fo:text-transform="none" fo:color="#202122" style:font-name="Tinos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202122" style:font-name="Tinos2" fo:font-size="11pt" fo:letter-spacing="normal" fo:font-style="normal" style:text-underline-style="none" fo:font-weight="normal" style:font-name-asian="Tinos2" style:font-size-asian="11pt" style:font-style-asian="normal" style:font-weight-asian="normal" style:font-name-complex="Tinos2" style:font-size-complex="11pt" style:font-style-complex="normal" style:font-weight-complex="normal"/>
    </style:style>
    <style:style style:name="T5" style:family="text">
      <style:text-properties fo:font-size="11pt" style:font-size-asian="11pt" style:font-size-complex="11pt"/>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constructing an Unknown Signal by Least squares regression</text:p>
      <text:p text:style-name="P2">Celia Li</text:p>
      <text:p text:style-name="P3">dx18510@bristol.ac.uk</text:p>
      <text:section text:style-name="Sect1" text:name="Section1">
        <text:p text:style-name="P4">1 Introduction</text:p>
        <text:p text:style-name="P1">The coursework is about reconstructing unknown signals. Given example points following a signal, the tasks are following: </text:p>
        <text:list xml:id="list1477314598010526072" text:style-name="L1">
          <text:list-item>
            <text:p text:style-name="P7">Implement the least square method.</text:p>
          </text:list-item>
          <text:list-item>
            <text:p text:style-name="P7">Choose a polynomial model of specific degree, which is good enough to reconstruct those signals which are supposed to be polynomial.</text:p>
          </text:list-item>
          <text:list-item>
            <text:p text:style-name="P7">Select an unknown function, which is good enough to reconstruct other signals. </text:p>
          </text:list-item>
        </text:list>
        <text:p text:style-name="Standard"><text:span text:style-name="T5"><text:s text:c="4"/>In this report, we first explain the least squares method, then describe an naive implementation closely follows the least squares regression equation. After which we point out the gap between theory and practice exposed by this direct implementation. The following analysis indicates that insufficient accuracy in numpy's matrix computation cause this unwanted gap. To achieve more reliable regression result, </text:span><text:span text:style-name="T3">lower-upper(LU) decomposition is adapted to solve least squares matrix equation more precisely. Then, we demonstrate the process of the model(function)-selecting process. We conclude that degree 2 is good enough for the polynomial least squares model, and select a*sinx + b to regress other unknown signals.</text:span></text:p>
        <text:p text:style-name="Standard"><text:span text:style-name="T3"/></text:p>
        <text:p text:style-name="P4"><text:span text:style-name="T1">2 Least Square Method</text:span></text:p>
        <text:p text:style-name="P4"><text:span text:style-name="T1"/></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oft-page-break/><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nos2" svg:font-family="Tinos"/>
    <style:font-face style:name="sans-serif" svg:font-family="sans-serif"/>
    <style:font-face style:name="DejaVu Sans1" svg:font-family="'DejaVu Sans'" style:font-family-generic="swiss"/>
    <style:font-face style:name="Tinos1" svg:font-family="Tinos" style:font-pitch="variable"/>
    <style:font-face style:name="padmaa-Bold.1.1" svg:font-family="padmaa-Bold.1.1" style:font-pitch="variable"/>
    <style:font-face style:name="Noto Serif CJK KR Black" svg:font-family="'Noto Serif CJK KR Black'" style:font-family-generic="roman" style:font-pitch="variable"/>
    <style:font-face style:name="Noto Serif CJK KR Black1" svg:font-family="'Noto Serif CJK KR Black'" style:font-adornments="Black"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5T03:50:44</meta:creation-date>
    <meta:editing-duration>PT3H2M12S</meta:editing-duration>
    <meta:editing-cycles>7</meta:editing-cycles>
    <meta:generator>OpenOffice/4.1.7$Unix OpenOffice.org_project/417m1$Build-9800</meta:generator>
    <meta:initial-creator>Mengyue Li</meta:initial-creator>
    <dc:date>2020-08-15T11:13:12</dc:date>
    <dc:creator>Mengyue Li</dc:creator>
    <meta:document-statistic meta:table-count="0" meta:image-count="0" meta:object-count="0" meta:page-count="2" meta:paragraph-count="10" meta:word-count="179" meta:character-count="1219"/>
  </office:meta>
</office:document-meta>
</file>